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112050">
            <text:p>112050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108947">
            <text:p>108947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02548">
            <text:p>102548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00875">
            <text:p>100875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98372">
            <text:p>98372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95708">
            <text:p>95708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92355">
            <text:p>92355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89250">
            <text:p>89250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85915">
            <text:p>85915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82514">
            <text:p>82514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80587">
            <text:p>80587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77357">
            <text:p>77357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74797">
            <text:p>74797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74797">
            <text:p>74797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74797">
            <text:p>74797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70853">
            <text:p>70853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67504">
            <text:p>67504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64727">
            <text:p>64727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62391">
            <text:p>62391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59109">
            <text:p>59109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55668">
            <text:p>55668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52165">
            <text:p>52165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48021">
            <text:p>48021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43208">
            <text:p>43208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40437">
            <text:p>40437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38080">
            <text:p>38080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34219">
            <text:p>34219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30513">
            <text:p>30513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26743">
            <text:p>26743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22647">
            <text:p>22647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9259">
            <text:p>19259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6780">
            <text:p>16780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14709">
            <text:p>14709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12285">
            <text:p>12285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9357">
            <text:p>9357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7015">
            <text:p>7015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5367">
            <text:p>5367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794">
            <text:p>3794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32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0:32:36.54</dc:date>
    <meta:editing-duration>PT35S</meta:editing-duration>
    <meta:editing-cycles>1</meta:editing-cycles>
    <meta:generator>OpenOffice/4.1.2$Win32 OpenOffice.org_project/412m3$Build-9782</meta:generator>
    <meta:document-statistic meta:table-count="3" meta:cell-count="200" meta:object-count="0"/>
  </office:meta>
</office:document-meta>
</file>